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6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10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3" style:family="table-cell" style:parent-style-name="Default">
      <style:table-cell-properties fo:border-bottom="0.74pt dotted #000000" fo:border-left="none" fo:border-right="none" fo:border-top="none"/>
    </style:style>
    <style:style style:name="ce11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order-left="0.06pt solid #000000" fo:border-right="0.06pt solid #000000" fo:border-top="none"/>
    </style:style>
    <style:style style:name="ce11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9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20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2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87"/>
        <table:table-column table:style-name="co7" table:default-cell-style-name="ce95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80" office:value-type="string" calcext:value-type="string" table:number-columns-spanned="4" table:number-rows-spanned="1">
            <text:p>Initial</text:p>
          </table:table-cell>
          <table:covered-table-cell table:style-name="ce80"/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3" office:value-type="string" calcext:value-type="string" table:number-columns-spanned="1" table:number-rows-spanned="6">
            <text:p>Scenarios</text:p>
          </table:table-cell>
          <table:table-cell table:style-name="ce130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81" office:value-type="string" calcext:value-type="string" table:number-columns-spanned="1" table:number-rows-spanned="5">
            <text:p>Line</text:p>
          </table:table-cell>
          <table:table-cell table:style-name="ce88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23"/>
          <table:table-cell table:style-name="ce131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1<text:span text:style-name="T1">st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2<text:span text:style-name="T1">n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3<text:span text:style-name="T1">r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81"/>
          <table:table-cell table:style-name="ce89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81"/>
          <table:table-cell table:style-name="ce90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81"/>
          <table:table-cell table:style-name="ce90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23"/>
          <table:table-cell table:number-columns-repeated="998"/>
        </table:table-row>
        <table:table-row table:style-name="ro3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81"/>
          <table:table-cell table:style-name="ce91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23"/>
          <table:table-cell table:style-name="ce132" table:number-columns-repeated="998"/>
        </table:table-row>
        <table:table-row table:style-name="ro4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82" office:value-type="string" calcext:value-type="string">
            <text:p>12 pthread_mutex_t alarm_mutex = PTHREAD_MUTEX_INITIALIZER;</text:p>
          </table:table-cell>
          <table:table-cell table:style-name="ce92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16"/>
          <table:table-cell table:style-name="ce124"/>
          <table:table-cell table:style-name="ce133" table:number-columns-repeated="981"/>
          <table:table-cell table:style-name="ce3" table:number-columns-repeated="17"/>
        </table:table-row>
        <table:table-row table:style-name="ro3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3" office:value-type="string" calcext:value-type="string">
            <text:p>13 alarm_t* alarm_list = NULL;</text:p>
          </table:table-cell>
          <table:table-cell table:style-name="ce93" office:value-type="string" calcext:value-type="string">
            <text:p><text:s/></text:p>
          </table:table-cell>
          <table:table-cell table:style-name="ce49" table:number-columns-repeated="2"/>
          <table:table-cell table:style-name="ce99"/>
          <table:table-cell table:style-name="ce18"/>
          <table:table-cell table:style-name="ce49" table:number-columns-repeated="2"/>
          <table:table-cell table:style-name="ce99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5 status = pthread_create(&amp;thread, NULL, alarm_thread, NULL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table-cell table:style-name="ce125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E$6]" office:value-type="float" office:value="2" calcext:value-type="float">
            <table:detective>
              <table:operation table:name="trace-dependents" table:index="0"/>
            </table:detective>
            <text:p>2</text:p>
          </table:table-cell>
          <table:table-cell table:style-name="ce61" table:number-columns-repeated="2"/>
          <table:table-cell table:style-name="ce100" office:value-type="string" calcext:value-type="string">
            <text:p>40 sleep(sleep_time);</text:p>
          </table:table-cell>
          <table:table-cell table:style-name="ce105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82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 office:value-type="string" calcext:value-type="string">
            <text:p>…</text:p>
          </table:table-cell>
          <table:table-cell table:style-name="ce3" table:number-columns-repeated="3"/>
          <table:table-cell table:style-name="ce118" office:value-type="float" office:value="10000" calcext:value-type="float">
            <text:p>10,000</text:p>
          </table:table-cell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able:detective>
              <table:highlighted-range table:cell-range-address="cond.R19:cond.R19" table:direction="from-same-table"/>
              <table:operation table:name="trace-dependents" table:index="1"/>
            </table:detective>
            <text:p>2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82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82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0"/>
          <table:table-cell table:style-name="ce106"/>
          <table:table-cell table:style-name="ce3"/>
          <table:table-cell table:style-name="Default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0"/>
          <table:table-cell table:style-name="ce106"/>
          <table:table-cell table:style-name="ce52"/>
          <table:table-cell table:style-name="ce70"/>
          <table:table-cell table:style-name="ce117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101"/>
          <table:table-cell table:style-name="ce107"/>
          <table:table-cell table:style-name="ce53"/>
          <table:table-cell table:style-name="ce71"/>
          <table:table-cell table:style-name="ce99"/>
          <table:covered-table-cell table:style-name="ce125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table-cell table:style-name="ce126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style-name="ce133"/>
          <table:table-cell table:number-columns-repeated="997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able:detective>
              <table:highlighted-range table:cell-range-address="cond.D28:cond.D28" table:direction="from-same-table"/>
            </table:detective>
            <text:p>2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18" office:value-type="float" office:value="10001" calcext:value-type="float">
            <text:p>10,001</text:p>
          </table:table-cell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7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2" office:value-type="string" calcext:value-type="string">
            <text:p>45 free(alarm);</text:p>
          </table:table-cell>
          <table:table-cell table:style-name="ce109" office:value-type="string" calcext:value-type="string">
            <text:p>NULL</text:p>
          </table:table-cell>
          <table:table-cell table:style-name="ce111"/>
          <table:table-cell table:style-name="ce113"/>
          <table:table-cell table:style-name="ce119"/>
          <table:covered-table-cell table:style-name="ce124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3" table:formula="of:=[.U22]" office:value-type="string" office:string-value="20 while (1)" calcext:value-type="string">
            <text:p>20 while (1)</text:p>
          </table:table-cell>
          <table:table-cell table:style-name="ce110" office:value-type="string" calcext:value-type="string">
            <text:p><text:s/></text:p>
          </table:table-cell>
          <table:table-cell table:style-name="ce112"/>
          <table:table-cell table:style-name="ce114"/>
          <table:table-cell table:style-name="ce103"/>
          <table:table-cell table:style-name="ce127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86"/>
          <table:table-cell table:style-name="ce96"/>
          <table:table-cell table:style-name="ce49" table:number-columns-repeated="2"/>
          <table:table-cell table:style-name="ce99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99"/>
          <table:covered-table-cell table:style-name="ce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7"/>
          <table:table-cell table:style-name="ce128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34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3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able:detective>
              <table:highlighted-range table:cell-range-address="cond.D28:cond.D28" table:direction="from-same-table"/>
            </table:detective>
            <text:p>2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18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2"/>
          <table:table-cell table:style-name="ce92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08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10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7"/>
          <table:covered-table-cell/>
          <table:table-cell table:number-columns-repeated="998"/>
        </table:table-row>
        <table:table-row table:style-name="ro3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I$6]" office:value-type="float" office:value="6" calcext:value-type="float">
            <text:p>6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20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1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6" calcext:value-type="float">
            <text:p>6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82" office:value-type="string" calcext:value-type="string">
            <text:p>80 alarm-&gt;link = NULL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98"/>
          <table:table-cell table:style-name="ce18"/>
          <table:table-cell table:style-name="ce104"/>
          <table:table-cell table:style-name="ce98" table:number-columns-repeated="2"/>
          <table:table-cell table:style-name="ce115"/>
          <table:table-cell table:style-name="ce122"/>
          <table:covered-table-cell table:style-name="ce104"/>
          <table:table-cell table:style-name="ce23"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9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3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M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number-columns-repeated="6"/>
          <table:table-cell table:style-name="ce121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0:24:37.827561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0T20:27:10.825267918</dc:date>
    <meta:editing-cycles>744</meta:editing-cycles>
    <meta:editing-duration>P1DT6H36M29S</meta:editing-duration>
    <meta:generator>LibreOffice/5.1.6.2$Linux_X86_64 LibreOffice_project/10m0$Build-2</meta:generator>
    <meta:document-statistic meta:table-count="1" meta:cell-count="391" meta:object-count="0"/>
    <meta:user-defined meta:name="qrichtext">1</meta:user-defined>
  </office:meta>
</office:document-meta>
</file>